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db36f" style:font-style-asian="italic" style:font-style-complex="italic"/>
    </style:style>
    <style:style style:name="P2" style:family="paragraph" style:parent-style-name="Standard">
      <style:text-properties officeooo:paragraph-rsid="000db36f"/>
    </style:style>
    <style:style style:name="P3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tyle="italic" officeooo:paragraph-rsid="000db36f" style:font-style-asian="italic" style:font-style-complex="italic"/>
    </style:style>
    <style:style style:name="P5" style:family="paragraph" style:parent-style-name="Standard">
      <style:text-properties fo:font-style="italic" fo:font-weight="bold" officeooo:paragraph-rsid="0046373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normal" officeooo:paragraph-rsid="0046373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paragraph-rsid="00479d1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use-window-font-color="true" style:font-name="Liberation Serif" fo:font-size="12pt" fo:font-weight="normal" officeooo:rsid="003c7b0d" officeooo:paragraph-rsid="000db36f" fo:background-color="transparent"/>
    </style:style>
    <style:style style:name="P9" style:family="paragraph" style:parent-style-name="Standard">
      <style:text-properties officeooo:paragraph-rsid="0046373d"/>
    </style:style>
    <style:style style:name="P10" style:family="paragraph" style:parent-style-name="Standard">
      <style:text-properties fo:font-weight="normal" officeooo:paragraph-rsid="0046373d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officeooo:rsid="0046373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6373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6373d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6373d" style:font-style-asian="italic" style:font-style-complex="italic"/>
    </style:style>
    <style:style style:name="T12" style:family="text">
      <style:text-properties fo:font-weight="normal" officeooo:rsid="0046373d" style:font-weight-asian="normal" style:font-weight-complex="normal"/>
    </style:style>
    <style:style style:name="T13" style:family="text">
      <style:text-properties fo:font-weight="normal" officeooo:rsid="00479d1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Html/CSS</text:span><text:span text:style-name="T2">: </text:span><text:span text:style-name="T3">Módulo 0</text:span><text:span text:style-name="T4">1</text:span><text:span text:style-name="T3"> - </text:span><text:span text:style-name="T2">Atividade 0</text:span><text:span text:style-name="T4">1</text:span></text:p>
      <text:p text:style-name="P3"/>
      <text:p text:style-name="P1">Crie exemplos de utilização das tags mais comuns na HTML: metadados, separação de conteúdo, texto, imagem e formulário. É necessário pelo menos dois exemplos de cada tipo.</text:p>
      <text:p text:style-name="P1"/>
      <text:p text:style-name="P9"><text:span text:style-name="T6">Metadados:</text:span></text:p>
      <text:p text:style-name="P9"><text:span text:style-name="T6"><text:s text:c="12"/></text:span><text:span text:style-name="T8">&lt;meta name="description" content="</text:span><text:span text:style-name="T9">Atividade 01 Html/CSS</text:span><text:span text:style-name="T8">"&gt;</text:span></text:p>
      <text:p text:style-name="P10"><text:span text:style-name="T10"><text:s text:c="6"/><text:tab/>&lt;meta name="keywords" content="</text:span><text:span text:style-name="T11">Softex, Programção, Desenvolvimento web</text:span><text:span text:style-name="T10">"&gt; <text:s text:c="22"/></text:span><text:span text:style-name="T11"><text:s text:c="12"/><text:tab/></text:span><text:span text:style-name="T10">&lt; meta name="author" content="</text:span><text:span text:style-name="T11">Wandeilson Ferreira</text:span><text:span text:style-name="T10">"&gt;</text:span></text:p>
      <text:p text:style-name="P5"/>
      <text:p text:style-name="P5">Separação <text:span text:style-name="T5">d</text:span>e Conteúdo:</text:p>
      <text:p text:style-name="P6"><text:tab/><text:span text:style-name="T5">&lt;br&gt;&lt;!-- Quebra de linha --&gt;</text:span></text:p>
      <text:p text:style-name="P6"><text:tab/><text:span text:style-name="T5">&lt;hr&gt;&lt;!-- Linha Horizontal --&gt;</text:span></text:p>
      <text:p text:style-name="P6"/>
      <text:p text:style-name="P5">Texto: </text:p>
      <text:p text:style-name="P9"><text:span text:style-name="T6"><text:tab/></text:span><text:span text:style-name="T9">&lt;p&gt;&lt;!-- Paragrafo --&gt;</text:span></text:p>
      <text:p text:style-name="P5"><text:span text:style-name="T12"><text:tab/>&lt;span&gt;&lt;/span&gt;&lt;!-- </text:span><text:span text:style-name="T13">Elemento em linha</text:span><text:span text:style-name="T12"> --&gt;</text:span></text:p>
      <text:p text:style-name="P5">Imagem:</text:p>
      <text:p text:style-name="P5"><text:tab/><text:span text:style-name="T12">&lt;img&gt;</text:span></text:p>
      <text:p text:style-name="P7"><text:s text:c="12"/>&lt;<text:span text:style-name="T1">figure</text:span>&gt;&lt;/<text:span text:style-name="T1">figure</text:span>&gt;</text:p>
      <text:p text:style-name="P5"><text:span text:style-name="T5">F</text:span>ormulário:</text:p>
      <text:p text:style-name="P9"><text:span text:style-name="T6"><text:tab/></text:span>&lt;input&gt;</text:p>
      <text:p text:style-name="P9"><text:tab/>&lt;textarea&gt;&lt;/textarea&gt;</text:p>
      <text:p text:style-name="P9"/>
      <text:p text:style-name="P5"/>
      <text:p text:style-name="P1"/>
      <text:p text:style-name="P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9-20T23:21:59.849694415</dc:date>
    <meta:editing-duration>PT9H19M26S</meta:editing-duration>
    <meta:editing-cycles>51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81" meta:character-count="684" meta:non-whitespace-character-count="549"/>
  </office:meta>
</office:document-meta>
</file>